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8" calcext:value-type="float">
            <text:p>13,8</text:p>
          </table:table-cell>
          <table:table-cell table:formula="of:=ROUND(([.B29]+[.C29])*(1*(1000/[.D29]));1)" office:value-type="float" office:value="15" calcext:value-type="float">
            <text:p>15</text:p>
          </table:table-cell>
          <table:table-cell table:formula="of:=[.E29]*[.I29]" office:value-type="float" office:value="55.2" calcext:value-type="float">
            <text:p>55,2</text:p>
          </table:table-cell>
          <table:table-cell table:formula="of:=[.E29]*[.J29]" office:value-type="float" office:value="60" calcext:value-type="float">
            <text:p>60</text:p>
          </table:table-cell>
          <table:table-cell table:formula="of:=ROUND(([.I29]+[.J29])/2;1)" office:value-type="float" office:value="14.4" calcext:value-type="float">
            <text:p>14,4</text:p>
          </table:table-cell>
          <table:table-cell table:formula="of:=[.E29]*[.M29]" office:value-type="float" office:value="57.6" calcext:value-type="float">
            <text:p>57,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3.8" calcext:value-type="float">
            <text:p>13,8</text:p>
          </table:table-cell>
          <table:table-cell table:formula="of:=ROUND(([.B30]+[.C30])*(1*(1000/[.D30]));1)" office:value-type="float" office:value="28.8" calcext:value-type="float">
            <text:p>28,8</text:p>
          </table:table-cell>
          <table:table-cell table:formula="of:=[.E30]*[.I30]" office:value-type="float" office:value="55.2" calcext:value-type="float">
            <text:p>55,2</text:p>
          </table:table-cell>
          <table:table-cell table:formula="of:=[.E30]*[.J30]" office:value-type="float" office:value="115.2" calcext:value-type="float">
            <text:p>115,2</text:p>
          </table:table-cell>
          <table:table-cell table:formula="of:=ROUND(([.I30]+[.J30])/2;1)" office:value-type="float" office:value="21.3" calcext:value-type="float">
            <text:p>21,3</text:p>
          </table:table-cell>
          <table:table-cell table:formula="of:=[.E30]*[.M30]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4T18:02:51.787000000</dc:date>
    <meta:editing-duration>P1DT17H29M9S</meta:editing-duration>
    <meta:editing-cycles>81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